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AR/WP</text:p>
          </table:table-cell>
          <table:table-cell office:value-type="string">
            <text:p>HP_REG</text:p>
          </table:table-cell>
          <table:table-cell office:value-type="string">
            <text:p>TIME</text:p>
          </table:table-cell>
          <table:table-cell office:value-type="string">
            <text:p>EHP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float" office:value="1975">
            <text:p>1975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([.B9]+[.E9]*[.D9]/10)*(1+0.02*[.C9])" office:value-type="float" office:value="2923">
            <text:p>292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IFFERENCE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([.B11]+[.B$9])+([.E11]+[.E$9])*([.D11]+[.D$9])/10)*(1+0.02*([.C11]+[.C$9]))" office:value-type="float" office:value="3041.4">
            <text:p>3041.4</text:p>
          </table:table-cell>
        </table:table-row>
        <table:table-row table:style-name="ro1">
          <table:table-cell office:value-type="string">
            <text:p>RELATIVE</text:p>
          </table:table-cell>
          <table:table-cell table:style-name="ce1" table:formula="of:=[.B11]/[.B$9]" office:value-type="percentage" office:value="0.0405063291139241">
            <text:p>4.05%</text:p>
          </table:table-cell>
          <table:table-cell table:style-name="ce1" table:formula="of:=[.C11]/[.C$9]" office:value-type="percentage" office:value="0">
            <text:p>0.00%</text:p>
          </table:table-cell>
          <table:table-cell table:style-name="ce1" table:formula="of:=[.D11]/[.D$9]" office:value-type="percentage" office:value="0">
            <text:p>0.00%</text:p>
          </table:table-cell>
          <table:table-cell table:style-name="ce1"/>
          <table:table-cell table:style-name="ce1" table:formula="of:=[.F11]/[.F$9]-1" office:value-type="percentage" office:value="0.040506329113924">
            <text:p>4.05%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IFFERENC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(([.B14]+[.B$9])+([.E14]+[.E$9])*([.D14]+[.D$9])/10)*(1+0.02*([.C14]+[.C$9]))" office:value-type="float" office:value="3041.5">
            <text:p>3041.5</text:p>
          </table:table-cell>
        </table:table-row>
        <table:table-row table:style-name="ro1">
          <table:table-cell office:value-type="string">
            <text:p>RELATIVE</text:p>
          </table:table-cell>
          <table:table-cell table:style-name="ce1" table:formula="of:=[.B14]/[.B$9]" office:value-type="percentage" office:value="0">
            <text:p>0.00%</text:p>
          </table:table-cell>
          <table:table-cell table:style-name="ce1" table:formula="of:=[.C14]/[.C$9]" office:value-type="percentage" office:value="0.125">
            <text:p>12.50%</text:p>
          </table:table-cell>
          <table:table-cell table:style-name="ce1" table:formula="of:=[.D14]/[.D$9]" office:value-type="percentage" office:value="0">
            <text:p>0.00%</text:p>
          </table:table-cell>
          <table:table-cell table:style-name="ce1"/>
          <table:table-cell table:style-name="ce1" table:formula="of:=[.F14]/[.F$9]-1" office:value-type="percentage" office:value="0.0405405405405406">
            <text:p>4.05%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IFFERENCE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(([.B17]+[.B$9])+([.E17]+[.E$9])*([.D17]+[.D$9])/10)*(1+0.02*([.C17]+[.C$9]))" office:value-type="float" office:value="2923">
            <text:p>2923</text:p>
          </table:table-cell>
        </table:table-row>
        <table:table-row table:style-name="ro1">
          <table:table-cell office:value-type="string">
            <text:p>RELATIVE</text:p>
          </table:table-cell>
          <table:table-cell table:style-name="ce1" table:formula="of:=[.B17]/[.B$9]" office:value-type="percentage" office:value="0">
            <text:p>0.00%</text:p>
          </table:table-cell>
          <table:table-cell table:style-name="ce1" table:formula="of:=[.C17]/[.C$9]" office:value-type="percentage" office:value="0">
            <text:p>0.00%</text:p>
          </table:table-cell>
          <table:table-cell table:style-name="ce1" table:formula="of:=[.D17]/[.D$9]" office:value-type="percentage" office:value="0">
            <text:p>0.00%</text:p>
          </table:table-cell>
          <table:table-cell table:style-name="ce1"/>
          <table:table-cell table:style-name="ce1" table:formula="of:=[.F17]/[.F$9]-1" office:value-type="percentage" office:value="0">
            <text:p>0.00%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4/06/2018</text:date>, <text:time>10:47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chim Marin</meta:initial-creator>
    <meta:creation-date>2018-04-06T10:27:48.06</meta:creation-date>
    <dc:date>2018-04-06T10:47:45.96</dc:date>
    <dc:creator>Joachim Marin</dc:creator>
    <meta:editing-duration>PT4M47S</meta:editing-duration>
    <meta:editing-cycles>1</meta:editing-cycles>
    <meta:document-statistic meta:table-count="3" meta:cell-count="44" meta:object-count="0"/>
    <meta:generator>OpenOffice/4.1.3$Win32 OpenOffice.org_project/413m1$Build-9783</meta:generator>
  </office:meta>
</office:document-meta>
</file>